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_20_1" style:master-page-name="Standard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fo:margin-left="0in" fo:margin-right="0in" style:vertical-pos="middle" style:vertical-rel="text" fo:padding-left="0.1102in" fo:padding-right="0.1102in" fo:padding-top="0.0602in" fo:padding-bottom="0.0602in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orenz</text:h>
      <text:p text:style-name="Standard"/>
      <text:p text:style-name="Standard"/>
      <text:p text:style-name="Standard"><draw:frame draw:style-name="fr1" draw:name="Object1" text:anchor-type="as-char" svg:width="1.1429in" svg:height="1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Where <text:span text:style-name="T1">r</text:span> is a constant</text:p>
      <text:p text:style-name="Standard"/>
      <text:p text:style-name="Standard"/>
      <text:p text:style-name="P1">n-body gravity</text:p>
      <text:p text:style-name="P1"/>
      <text:p text:style-name="P1"/>
      <text:p text:style-name="Standard"><draw:frame draw:style-name="fr1" draw:name="Object2" text:anchor-type="as-char" svg:width="0.928in" svg:height="0.646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h text:style-name="Heading_20_1" text:outline-level="1">Projecile Motion</text:h>
      <text:p text:style-name="P1"/>
      <text:p text:style-name="Standard"><draw:frame draw:style-name="fr1" draw:name="Object3" text:anchor-type="as-char" svg:width="0.5417in" svg:height="0.183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h text:style-name="Heading_20_1" text:outline-level="1">Rossler</text:h>
      <text:p text:style-name="P1"/>
      <text:p text:style-name="Standard"><draw:frame draw:style-name="fr1" draw:name="Object4" text:anchor-type="as-char" svg:width="1.1161in" svg:height="1.1937in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A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2673in" fo:page-height="11.6925in" style:num-format="1" style:print-orientation="portrait" fo:margin-top="0.8in" fo:margin-bottom="0.8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 </dc:title>
    <meta:initial-creator>Homer Simpson</meta:initial-creator>
    <meta:creation-date>2001-08-21T07:40:00</meta:creation-date>
    <dc:creator>Homer Simpson</dc:creator>
    <dc:date>2001-09-21T22:27:00</dc:date>
    <meta:editing-cycles>4</meta:editing-cycles>
    <meta:editing-duration>PT1H49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4" meta:page-count="1" meta:paragraph-count="9" meta:word-count="12" meta:character-count="6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row>
                      <math:mfrac>
                        <math:mstyle math:fontstyle="italic">
                          <math:mrow>
                            <math:mtext>dx</math:mtext>
                          </math:mrow>
                        </math:mstyle>
                        <math:mstyle math:fontstyle="italic">
                          <math:mrow>
                            <math:mtext>dt</math:mtext>
                          </math:mrow>
                        </math:mstyle>
                      </math:mfrac>
                      <math:mo math:stretchy="false">=</math:mo>
                      <math:mtext>10</math:mtext>
                    </math:mrow>
                    <math:mfenced math:open="" math:close="">
                      <math:mrow>
                        <math:mi>y</math:mi>
                        <math:mo math:stretchy="false">−</math:mo>
                        <math:mi>x</math:mi>
                      </math:mrow>
                    </math:mfenced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frac>
                      <math:mstyle math:fontstyle="italic">
                        <math:mrow>
                          <math:mtext>dy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row>
                      <math:mrow>
                        <math:mstyle math:fontstyle="italic">
                          <math:mrow>
                            <math:mtext>rx</math:mtext>
                          </math:mrow>
                        </math:mstyle>
                        <math:mo math:stretchy="false">−</math:mo>
                        <math:mi>y</math:mi>
                      </math:mrow>
                      <math:mo math:stretchy="false">−</math:mo>
                      <math:mstyle math:fontstyle="italic">
                        <math:mrow>
                          <math:mtext>zx</math:mtext>
                        </math:mrow>
                      </math:mstyle>
                    </math:mrow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frac>
                        <math:mstyle math:fontstyle="italic">
                          <math:mrow>
                            <math:mtext>dz</math:mtext>
                          </math:mrow>
                        </math:mstyle>
                        <math:mstyle math:fontstyle="italic">
                          <math:mrow>
                            <math:mtext>dt</math:mtext>
                          </math:mrow>
                        </math:mstyle>
                      </math:mfrac>
                      <math:mo math:stretchy="false">=</math:mo>
                      <math:mrow>
                        <math:mo math:stretchy="false">−</math:mo>
                        <math:mfrac>
                          <math:mn>8</math:mn>
                          <math:mn>3</math:mn>
                        </math:mfrac>
                      </math:mrow>
                    </math:mrow>
                    <math:mrow>
                      <math:mi>z</math:mi>
                      <math:mo math:stretchy="false">+</math:mo>
                      <math:mstyle math:fontstyle="italic">
                        <math:mrow>
                          <math:mtext>xy</math:mtext>
                        </math:mrow>
                      </math:mstyle>
                    </math:mrow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 {  { ital "dx"}  over  { ital "dt"} } ="10" left (y - x right )}  {} # 
 size 12{ {  { ital "dy"}  over  { ital "dt"} } = ital "rx" - y -  ital "zx"}  {} # 
 size 12{ {  { ital "dz"}  over  { ital "dt"} } = -  {  {8}  over  {3} } z+ ital "xy"}  {} 
} 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i>F</math:mi>
                    <math:mo math:stretchy="false">=</math:mo>
                    <math:mstyle math:fontstyle="italic">
                      <math:mrow>
                        <math:mtext>ma</math:mtext>
                      </math:mrow>
                    </math:mstyle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row>
                      <math:mi>F</math:mi>
                      <math:mo math:stretchy="false">=</math:mo>
                      <math:mi>G</math:mi>
                    </math:mrow>
                    <math:mfrac>
                      <math:mrow>
                        <math:msub>
                          <math:mi>m</math:mi>
                          <math:mstyle math:fontsize="8pt">
                            <math:mrow>
                              <math:mn>1</math:mn>
                            </math:mrow>
                          </math:mstyle>
                        </math:msub>
                        <math:msub>
                          <math:mi>m</math:mi>
                          <math:mstyle math:fontsize="8pt">
                            <math:mrow>
                              <math:mn>2</math:mn>
                            </math:mrow>
                          </math:mstyle>
                        </math:msub>
                      </math:mrow>
                      <math:msup>
                        <math:mi>r</math:mi>
                        <math:mstyle math:fontsize="8pt">
                          <math:mrow>
                            <math:mn>2</math:mn>
                          </math:mrow>
                        </math:mstyle>
                      </math:msup>
                    </math:mfrac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F= ital "ma"}  {} # 
 size 12{F=G {  {m rSub { size 8{1} } m rSub { size 8{2} } }  over  {r rSup { size 8{2} } } } }  {} 
} 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a</math:mi>
            <math:mo math:stretchy="false">=</math:mo>
            <math:mrow>
              <math:mo math:stretchy="false">−</math:mo>
              <math:mi>g</math:mi>
            </math:mrow>
          </math:mrow>
        </math:mrow>
      </math:mstyle>
      <math:mrow/>
    </math:mrow>
    <math:annotation math:encoding="StarMath 5.0"> size 12{a= - g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table>
          <math:mtr>
            <math:mrow>
              <math:mstyle math:fontsize="12pt">
                <math:mrow>
                  <math:mrow>
                    <math:mfrac>
                      <math:mstyle math:fontstyle="italic">
                        <math:mrow>
                          <math:mtext>dx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row>
                      <math:mrow>
                        <math:mo math:stretchy="false">−</math:mo>
                        <math:mi>y</math:mi>
                      </math:mrow>
                      <math:mo math:stretchy="false">−</math:mo>
                      <math:mi>z</math:mi>
                    </math:mrow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frac>
                      <math:mstyle math:fontstyle="italic">
                        <math:mrow>
                          <math:mtext>dy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row>
                      <math:mi>x</math:mi>
                      <math:mo math:stretchy="false">+</math:mo>
                      <math:mstyle math:fontstyle="italic">
                        <math:mrow>
                          <math:mtext>ay</math:mtext>
                        </math:mrow>
                      </math:mstyle>
                    </math:mrow>
                  </math:mrow>
                </math:mrow>
              </math:mstyle>
              <math:mrow/>
            </math:mrow>
          </math:mtr>
          <math:mtr>
            <math:mrow>
              <math:mstyle math:fontsize="12pt">
                <math:mrow>
                  <math:mrow>
                    <math:mfrac>
                      <math:mstyle math:fontstyle="italic">
                        <math:mrow>
                          <math:mtext>dz</math:mtext>
                        </math:mrow>
                      </math:mstyle>
                      <math:mstyle math:fontstyle="italic">
                        <math:mrow>
                          <math:mtext>dt</math:mtext>
                        </math:mrow>
                      </math:mstyle>
                    </math:mfrac>
                    <math:mo math:stretchy="false">=</math:mo>
                    <math:mrow>
                      <math:mrow>
                        <math:mi>b</math:mi>
                        <math:mo math:stretchy="false">+</math:mo>
                        <math:mstyle math:fontstyle="italic">
                          <math:mrow>
                            <math:mtext>xz</math:mtext>
                          </math:mrow>
                        </math:mstyle>
                      </math:mrow>
                      <math:mo math:stretchy="false">−</math:mo>
                      <math:mstyle math:fontstyle="italic">
                        <math:mrow>
                          <math:mtext>cz</math:mtext>
                        </math:mrow>
                      </math:mstyle>
                    </math:mrow>
                  </math:mrow>
                </math:mrow>
              </math:mstyle>
              <math:mrow/>
            </math:mrow>
          </math:mtr>
        </math:mtable>
        <math:mrow/>
      </math:mrow>
    </math:mrow>
    <math:annotation math:encoding="StarMath 5.0">alignl { stack {
 size 12{ {  { ital "dx"}  over  { ital "dt"} } = - y - z}  {} # 
 size 12{ {  { ital "dy"}  over  { ital "dt"} } =x+ ital "ay"}  {} # 
 size 12{ {  { ital "dz"}  over  { ital "dt"} } =b+ ital "xz" -  ital "cz"}  {} 
} } {}</math:annotation>
  </math:semantics>
</math:math>
</file>